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FC000001669791E294.png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cc66" draw:textarea-horizontal-align="justify" draw:textarea-vertical-align="middle" draw:auto-grow-height="false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objectwithoutfill">
      <style:graphic-properties draw:marker-end="Double_20_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draw:marker-end="Linienende_20_2" draw:marker-end-width="0.3cm" draw:fill="none" draw:textarea-horizontal-align="center" draw:textarea-vertical-align="middle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Linienende_20_4" draw:marker-end-width="0.3cm" draw:fill="none" draw:textarea-horizontal-align="center" draw:textarea-vertical-align="middle"/>
    </style:style>
    <style:style style:name="gr9" style:family="graphic" style:parent-style-name="objectwithoutfill">
      <style:graphic-properties draw:marker-end="Linienende_20_5" draw:marker-end-width="0.3cm" draw:fill="none" draw:textarea-horizontal-align="center" draw:textarea-vertical-align="middle"/>
    </style:style>
    <style:style style:name="gr10" style:family="graphic" style:parent-style-name="standard">
      <style:graphic-properties svg:stroke-width="0.053cm" svg:stroke-color="#3333ff" draw:marker-start-width="0.279cm" draw:marker-end-width="0.279cm" draw:textarea-horizontal-align="justify" draw:textarea-vertical-align="middle" draw:auto-grow-height="false" fo:padding-top="0.026cm" fo:padding-bottom="0.026cm" fo:padding-left="0.026cm" fo:padding-right="0.026cm"/>
    </style:style>
    <style:style style:name="gr11" style:family="graphic" style:parent-style-name="standard">
      <style:graphic-properties svg:stroke-width="0.053cm" svg:stroke-color="#669933" draw:marker-start-width="0.279cm" draw:marker-end-width="0.279cm" draw:fill-color="#99cc66" draw:textarea-horizontal-align="left" draw:textarea-vertical-align="top" draw:auto-grow-height="false" fo:padding-top="-0.1cm" fo:padding-bottom="0.026cm" fo:padding-left="0.026cm" fo:padding-right="0.026cm"/>
    </style:style>
    <style:style style:name="gr12" style:family="graphic" style:parent-style-name="objectwithoutfill">
      <style:graphic-properties draw:marker-end="Linienende_20_6" draw:marker-end-width="0.3cm" draw:fill="none" draw:textarea-horizontal-align="center" draw:textarea-vertical-align="middle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Linienende_20_7" draw:marker-end-width="0.2cm" draw:fill="none" draw:textarea-horizontal-align="center" draw:textarea-vertical-align="middle"/>
    </style:style>
    <style:style style:name="gr15" style:family="graphic" style:parent-style-name="objectwithoutfill">
      <style:graphic-properties draw:marker-end="Linienende_20_8" draw:marker-end-width="0.2cm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363cm"/>
    </style:style>
    <style:style style:name="gr17" style:family="graphic" style:parent-style-name="standard">
      <style:graphic-properties draw:fill-color="#ff99ff" draw:textarea-horizontal-align="justify" draw:textarea-vertical-align="middle" draw:auto-grow-height="false"/>
    </style:style>
    <style:style style:name="gr18" style:family="graphic" style:parent-style-name="objectwithoutfill">
      <style:graphic-properties draw:marker-end="Linienende_20_9" draw:marker-end-width="0.2cm" draw:fill="none" draw:textarea-horizontal-align="center" draw:textarea-vertical-align="middle"/>
    </style:style>
    <style:style style:name="gr19" style:family="graphic" style:parent-style-name="objectwithoutfill">
      <style:graphic-properties draw:marker-end="Linienende_20_10" draw:marker-end-width="0.3cm" draw:fill="none" draw:textarea-horizontal-align="center" draw:textarea-vertical-align="middle"/>
    </style:style>
    <style:style style:name="gr20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081cm" svg:stroke-color="#579d1c" draw:marker-start-width="0.321cm" draw:marker-end="Linienende_20_11" draw:marker-end-width="0.421cm" draw:fill="none" draw:textarea-horizontal-align="center" draw:textarea-vertical-align="middle" fo:padding-top="0.04cm" fo:padding-bottom="0.04cm" fo:padding-left="0.04cm" fo:padding-right="0.04cm"/>
    </style:style>
    <style:style style:name="gr22" style:family="graphic" style:parent-style-name="objectwithoutfill">
      <style:graphic-properties svg:stroke-width="0.081cm" svg:stroke-color="#579d1c" draw:marker-start-width="0.321cm" draw:marker-end="Linienende_20_12" draw:marker-end-width="0.421cm" draw:fill="none" draw:textarea-horizontal-align="center" draw:textarea-vertical-align="middle" fo:padding-top="0.04cm" fo:padding-bottom="0.04cm" fo:padding-left="0.04cm" fo:padding-right="0.04cm"/>
    </style:style>
    <style:style style:name="gr23" style:family="graphic" style:parent-style-name="objectwithoutfill">
      <style:graphic-properties draw:marker-end="Linienende_20_13" draw:marker-end-width="0.3cm" draw:fill="none" draw:textarea-horizontal-align="center" draw:textarea-vertical-align="middle"/>
    </style:style>
    <style:style style:name="gr24" style:family="graphic" style:parent-style-name="objectwithoutfill">
      <style:graphic-properties draw:marker-end="Linienende_20_14" draw:marker-end-width="0.3cm" draw:fill="none" draw:textarea-horizontal-align="center" draw:textarea-vertical-align="middle"/>
    </style:style>
    <style:style style:name="gr25" style:family="graphic" style:parent-style-name="objectwithoutfill">
      <style:graphic-properties draw:marker-end="Linienende_20_15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text-properties fo:font-size="15pt" fo:font-weight="bold" style:font-size-asian="15pt" style:font-weight-asian="bold" style:font-size-complex="15pt" style:font-weight-complex="bold"/>
    </style:style>
    <style:style style:name="P5" style:family="paragraph">
      <style:paragraph-properties fo:text-align="center"/>
      <style:text-properties fo:color="#ff3333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WEB-Draw-gross">
        <draw:custom-shape draw:style-name="gr1" draw:text-style-name="P1" draw:layer="layout" svg:width="3.545cm" svg:height="2.182cm" svg:x="0.818cm" svg:y="11.272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4" draw:id="id4" draw:layer="layout" svg:width="1.091cm" svg:height="1cm" svg:x="1cm" svg:y="1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1" xml:id="id1" draw:id="id1" draw:layer="layout" svg:width="2.646cm" svg:height="0.909cm" svg:x="0.181cm" svg:y="7.809cm">
          <text:p text:style-name="P1">EntityContain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2.545cm" svg:height="0.727cm" svg:x="1.19cm" svg:y="9cm">
          <text:p text:style-name="P1">EntityCollection A</text:p>
          <draw:enhanced-geometry svg:viewBox="0 0 21600 21600" draw:type="rectangle" draw:enhanced-path="M 0 0 L 21600 0 21600 21600 0 21600 0 0 Z N"/>
        </draw:custom-shape>
        <draw:connector draw:style-name="gr4" draw:layer="layout" svg:x1="0.568cm" svg:y1="8.585cm" svg:x2="1.19cm" svg:y2="9.363cm" draw:start-shape="id1" draw:start-glue-point="7" draw:end-shape="id2" svg:d="m568 8585v778h622">
          <text:p/>
        </draw:connector>
        <draw:custom-shape draw:style-name="gr3" draw:text-style-name="P1" xml:id="id3" draw:id="id3" draw:layer="layout" svg:width="1.636cm" svg:height="0.728cm" svg:x="3.554cm" svg:y="10cm">
          <text:p text:style-name="P1">Ent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layer="layout" svg:x1="2.462cm" svg:y1="9.727cm" svg:x2="3.554cm" svg:y2="10.364cm" draw:start-shape="id2" draw:start-glue-point="2" draw:end-shape="id3" draw:end-glue-point="6" svg:d="m2462 9727v637h1092">
          <text:p/>
        </draw:connector>
        <draw:connector draw:style-name="gr6" draw:layer="layout" draw:type="line" svg:x1="1.545cm" svg:y1="12cm" svg:x2="2.462cm" svg:y2="9.727cm" draw:start-shape="id4" draw:start-glue-point="0" draw:end-shape="id2" draw:end-glue-point="2" svg:d="m1545 12000 917-2273">
          <text:p/>
        </draw:connector>
        <draw:custom-shape draw:style-name="gr3" draw:text-style-name="P1" xml:id="id5" draw:id="id5" draw:layer="layout" svg:width="3.091cm" svg:height="0.909cm" svg:x="10.39cm" svg:y="7.908cm">
          <text:p text:style-name="P1">EntityContain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2.545cm" svg:height="0.727cm" svg:x="11.844cm" svg:y="8.999cm">
          <text:p text:style-name="P1">EntityCollection A</text:p>
          <draw:enhanced-geometry svg:viewBox="0 0 21600 21600" draw:type="rectangle" draw:enhanced-path="M 0 0 L 21600 0 21600 21600 0 21600 0 0 Z N"/>
        </draw:custom-shape>
        <draw:connector draw:style-name="gr4" draw:layer="layout" svg:x1="10.842cm" svg:y1="8.684cm" svg:x2="11.844cm" svg:y2="9.362cm" draw:start-shape="id5" draw:start-glue-point="7" draw:end-shape="id6" svg:d="m10842 8684v678h1002">
          <text:p/>
        </draw:connector>
        <draw:custom-shape draw:style-name="gr3" draw:text-style-name="P1" xml:id="id7" draw:id="id7" draw:layer="layout" svg:width="1.636cm" svg:height="0.728cm" svg:x="14.208cm" svg:y="9.999cm">
          <text:p text:style-name="P1">Ent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layer="layout" svg:x1="13.116cm" svg:y1="9.726cm" svg:x2="14.208cm" svg:y2="10.363cm" draw:start-shape="id6" draw:start-glue-point="2" draw:end-shape="id7" draw:end-glue-point="6" svg:d="m13116 9726v637h1092">
          <text:p/>
        </draw:connector>
        <draw:custom-shape draw:style-name="gr1" draw:text-style-name="P1" draw:layer="layout" svg:width="3.545cm" svg:height="2.182cm" svg:x="8.845cm" svg:y="11.363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9" draw:id="id9" draw:layer="layout" svg:width="1.091cm" svg:height="1cm" svg:x="9.027cm" svg:y="12.091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7" draw:text-style-name="P1" xml:id="id8" draw:id="id8" draw:layer="layout" svg:width="2cm" svg:height="0.637cm" svg:x="10.845cm" svg:y="10.363cm">
          <text:p text:style-name="P1">SaveChang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layer="layout" draw:type="curve" svg:x1="13.116cm" svg:y1="9.726cm" svg:x2="11.845cm" svg:y2="10.363cm" draw:start-shape="id6" draw:start-glue-point="2" draw:end-shape="id8" draw:end-glue-point="0" svg:d="m13116 9726c0 477-1271 159-1271 637">
          <text:p/>
        </draw:connector>
        <draw:connector draw:style-name="gr9" draw:layer="layout" draw:type="curve" svg:x1="11.845cm" svg:y1="11cm" svg:x2="9.572cm" svg:y2="12.091cm" draw:start-shape="id8" draw:start-glue-point="2" draw:end-shape="id9" draw:end-glue-point="0" svg:d="m11845 11000c0 819-2273 274-2273 1091">
          <text:p/>
        </draw:connector>
        <draw:custom-shape draw:style-name="gr10" draw:text-style-name="P2" draw:layer="layout" svg:width="17.455cm" svg:height="4.064cm" svg:x="0.272cm" svg:y="2.481cm">
          <text:p text:style-name="P1"><text:span text:style-name="T1">GUI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18" draw:id="id18" draw:layer="layout" svg:width="7.636cm" svg:height="3.518cm" svg:x="0.636cm" svg:y="2.754cm">
          <text:p text:style-name="P1"><text:span text:style-name="T2">MkoIt.Db.BoBaseView</text:span></text:p>
          <draw:enhanced-geometry svg:viewBox="0 0 21600 21600" draw:glue-points="?f6 10800 10800 21600 ?f5 10800 10800 0" draw:text-areas="?f3 ?f3 ?f4 ?f4" draw:type="trapezoid" draw:modifiers="1451.928299837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xml:id="id11" draw:id="id11" draw:layer="layout" svg:width="2.091cm" svg:height="0.727cm" svg:x="2.672cm" svg:y="4.845cm">
          <text:p text:style-name="P1">Entity 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layer="layout" draw:type="line" svg:x1="4.372cm" svg:y1="10cm" svg:x2="4.772cm" svg:y2="8.182cm" draw:start-shape="id3" draw:start-glue-point="4" draw:end-shape="id10" draw:end-glue-point="2" svg:d="m4372 10000 400-1818">
          <text:p/>
        </draw:connector>
        <draw:custom-shape draw:style-name="gr13" draw:text-style-name="P1" xml:id="id12" draw:id="id12" draw:layer="layout" svg:width="1.909cm" svg:height="0.454cm" svg:x="1.354cm" svg:y="3.636cm">
          <text:p text:style-name="P1">Satu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13" draw:id="id13" draw:layer="layout" svg:width="1.546cm" svg:height="0.454cm" svg:x="4.572cm" svg:y="3.636cm">
          <text:p text:style-name="P1">12000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layer="layout" draw:type="curve" svg:x1="2.672cm" svg:y1="5.208cm" svg:x2="2.308cm" svg:y2="4.09cm" draw:start-shape="id11" draw:start-glue-point="6" draw:end-shape="id12" draw:end-glue-point="2" svg:d="m2672 5208c-243 0-364-372-364-1118">
          <text:p/>
        </draw:connector>
        <draw:connector draw:style-name="gr15" draw:layer="layout" draw:type="curve" svg:x1="4.763cm" svg:y1="5.208cm" svg:x2="5.345cm" svg:y2="4.09cm" draw:start-shape="id11" draw:start-glue-point="10" draw:end-shape="id13" draw:end-glue-point="2" svg:d="m4763 5208c388 0 582-372 582-1118">
          <text:p/>
        </draw:connector>
        <draw:frame draw:style-name="gr16" draw:text-style-name="P4" draw:layer="layout" svg:width="0.637cm" svg:height="0.611cm" svg:x="3.572cm" svg:y="3.509cm">
          <draw:text-box>
            <text:p text:style-name="P4"><text:span text:style-name="T3">…</text:span></text:p>
          </draw:text-box>
        </draw:frame>
        <draw:custom-shape draw:style-name="gr17" draw:text-style-name="P1" draw:layer="layout" svg:width="2cm" svg:height="1cm" svg:x="5.727cm" svg:y="4.845cm">
          <text:p text:style-name="P1">UpdateQueu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3" xml:id="id20" draw:id="id20" draw:layer="layout" svg:width="7.654cm" svg:height="3.518cm" svg:x="9.709cm" svg:y="2.754cm">
          <text:p text:style-name="P1"><text:span text:style-name="T2">MkoIt.Db.BoBaseView</text:span></text:p>
          <draw:enhanced-geometry svg:viewBox="0 0 21600 21600" draw:glue-points="?f6 10800 10800 21600 ?f5 10800 10800 0" draw:text-areas="?f3 ?f3 ?f4 ?f4" draw:type="trapezoid" draw:modifiers="1451.928299837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xml:id="id14" draw:id="id14" draw:layer="layout" svg:width="2.091cm" svg:height="0.727cm" svg:x="11.345cm" svg:y="4.845cm">
          <text:p text:style-name="P1">Entity 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5" draw:id="id15" draw:layer="layout" svg:width="1.909cm" svg:height="0.454cm" svg:x="10.027cm" svg:y="3.636cm">
          <text:p text:style-name="P1">Satu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xml:id="id16" draw:id="id16" draw:layer="layout" svg:width="1.546cm" svg:height="0.454cm" svg:x="13.445cm" svg:y="3.636cm">
          <text:p text:style-name="P5"><text:span text:style-name="T4">1164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layer="layout" draw:type="curve" svg:x1="11.345cm" svg:y1="5.208cm" svg:x2="10.981cm" svg:y2="4.09cm" draw:start-shape="id14" draw:start-glue-point="6" draw:end-shape="id15" draw:end-glue-point="2" svg:d="m11345 5208c-243 0-364-372-364-1118">
          <text:p/>
        </draw:connector>
        <draw:connector draw:style-name="gr15" draw:layer="layout" draw:type="curve" svg:x1="13.436cm" svg:y1="5.208cm" svg:x2="14.218cm" svg:y2="4.09cm" draw:start-shape="id14" draw:start-glue-point="10" draw:end-shape="id16" draw:end-glue-point="2" svg:d="m13436 5208c522 0 782-372 782-1118">
          <text:p/>
        </draw:connector>
        <draw:frame draw:style-name="gr16" draw:text-style-name="P4" draw:layer="layout" svg:width="0.637cm" svg:height="0.611cm" svg:x="12.245cm" svg:y="3.509cm">
          <draw:text-box>
            <text:p text:style-name="P4"><text:span text:style-name="T3">…</text:span></text:p>
          </draw:text-box>
        </draw:frame>
        <draw:custom-shape draw:style-name="gr17" draw:text-style-name="P1" xml:id="id17" draw:id="id17" draw:layer="layout" svg:width="2.181cm" svg:height="1.455cm" svg:x="14.609cm" svg:y="4.69cm">
          <text:p text:style-name="P1">UpdateQueue</text:p>
          <text:p text:style-name="P1">with</text:p>
          <text:p text:style-name="P1">Update-job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8" draw:layer="layout" draw:type="curve" svg:x1="13.445cm" svg:y1="3.863cm" svg:x2="12.391cm" svg:y2="4.845cm" draw:start-shape="id16" draw:start-glue-point="3" draw:end-shape="id14" draw:end-glue-point="4" svg:d="m13445 3863c-703 0-1054 327-1054 982">
          <text:p/>
        </draw:connector>
        <draw:connector draw:style-name="gr19" draw:layer="layout" draw:type="curve" svg:x1="14.991cm" svg:y1="3.863cm" svg:x2="15.7cm" svg:y2="4.69cm" draw:start-shape="id16" draw:start-glue-point="1" draw:end-shape="id17" draw:end-glue-point="4" svg:d="m14991 3863c473 0 709 275 709 827">
          <text:p/>
        </draw:connector>
        <draw:frame draw:style-name="gr20" xml:id="id19" draw:id="id19" draw:layer="layout" svg:width="1.799cm" svg:height="2.454cm" svg:x="8cm" svg:y="0cm">
          <draw:image xlink:href="Pictures/10000201000000FC000001669791E294.png" xlink:type="simple" xlink:show="embed" xlink:actuate="onLoad">
            <text:p/>
          </draw:image>
        </draw:frame>
        <draw:connector draw:style-name="gr21" draw:layer="layout" draw:type="curve" svg:x1="4.454cm" svg:y1="2.754cm" svg:x2="8cm" svg:y2="1.227cm" draw:start-shape="id18" draw:start-glue-point="7" draw:end-shape="id19" svg:d="m4454 2754c0-1018 1182-1527 3546-1527">
          <text:p/>
        </draw:connector>
        <draw:connector draw:style-name="gr22" draw:layer="layout" draw:type="curve" svg:x1="9.799cm" svg:y1="1.227cm" svg:x2="13.536cm" svg:y2="2.754cm" draw:start-shape="id19" draw:start-glue-point="1" draw:end-shape="id20" svg:d="m9799 1227c2492 0 3737 509 3737 1527">
          <text:p/>
        </draw:connector>
        <draw:custom-shape draw:style-name="gr7" draw:text-style-name="P1" xml:id="id21" draw:id="id21" draw:layer="layout" svg:width="1.91cm" svg:height="0.636cm" svg:x="14.09cm" svg:y="7.454cm">
          <text:p text:style-name="P1">UpdateEnt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0" draw:id="id10" draw:layer="layout" svg:width="2.273cm" svg:height="0.637cm" svg:x="3.636cm" svg:y="7.545cm">
          <text:p text:style-name="P1">Konstruk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layer="layout" draw:type="line" svg:x1="4.772cm" svg:y1="7.545cm" svg:x2="4.454cm" svg:y2="6.272cm" draw:start-shape="id10" draw:start-glue-point="0" draw:end-shape="id18" draw:end-glue-point="5" svg:d="m4772 7545-318-1273">
          <text:p/>
        </draw:connector>
        <draw:connector draw:style-name="gr24" draw:layer="layout" draw:type="line" svg:x1="15.7cm" svg:y1="6.03cm" svg:x2="15.045cm" svg:y2="7.454cm" draw:start-shape="id17" draw:start-glue-point="6" draw:end-shape="id21" draw:end-glue-point="0" svg:d="m15700 6030-655 1424">
          <text:p/>
        </draw:connector>
        <draw:connector draw:style-name="gr25" draw:layer="layout" draw:type="line" svg:x1="15.045cm" svg:y1="8.09cm" svg:x2="15.026cm" svg:y2="9.999cm" draw:start-shape="id21" draw:start-glue-point="2" draw:end-shape="id7" draw:end-glue-point="4" svg:d="m15045 8090-19 1909">
          <text:p/>
        </draw:connector>
        <draw:connector draw:style-name="gr4" draw:layer="layout" svg:x1="13.536cm" svg:y1="6.272cm" svg:x2="14.09cm" svg:y2="7.772cm" draw:start-shape="id20" draw:start-glue-point="5" draw:end-shape="id21" draw:end-glue-point="3" svg:d="m13536 6272v1500h5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Double_20_Arrow" draw:display-name="Double Arrow" svg:viewBox="0 0 1131 1918" svg:d="m737 1131h394l-564-1131-567 1131h398l-398 787h1131z"/>
    <draw:marker draw:name="Linienende_20_10" draw:display-name="Linienende 10" svg:viewBox="0 0 20 30" svg:d="m10 0-10 30h20z"/>
    <draw:marker draw:name="Linienende_20_11" draw:display-name="Linienende 11" svg:viewBox="0 0 20 30" svg:d="m10 0-10 30h20z"/>
    <draw:marker draw:name="Linienende_20_12" draw:display-name="Linienende 12" svg:viewBox="0 0 20 30" svg:d="m10 0-10 30h20z"/>
    <draw:marker draw:name="Linienende_20_13" draw:display-name="Linienende 13" svg:viewBox="0 0 20 30" svg:d="m10 0-10 30h20z"/>
    <draw:marker draw:name="Linienende_20_14" draw:display-name="Linienende 14" svg:viewBox="0 0 20 30" svg:d="m10 0-10 30h20z"/>
    <draw:marker draw:name="Linienende_20_15" draw:display-name="Linienende 15" svg:viewBox="0 0 20 30" svg:d="m10 0-10 30h20z"/>
    <draw:marker draw:name="Linienende_20_2" draw:display-name="Linienende 2" svg:viewBox="0 0 20 30" svg:d="m10 0-10 30h20z"/>
    <draw:marker draw:name="Linienende_20_4" draw:display-name="Linienende 4" svg:viewBox="0 0 20 30" svg:d="m10 0-10 30h20z"/>
    <draw:marker draw:name="Linienende_20_5" draw:display-name="Linienende 5" svg:viewBox="0 0 20 30" svg:d="m10 0-10 30h20z"/>
    <draw:marker draw:name="Linienende_20_6" draw:display-name="Linienende 6" svg:viewBox="0 0 20 30" svg:d="m10 0-10 30h20z"/>
    <draw:marker draw:name="Linienende_20_7" draw:display-name="Linienende 7" svg:viewBox="0 0 20 30" svg:d="m10 0-10 30h20z"/>
    <draw:marker draw:name="Linienende_20_8" draw:display-name="Linienende 8" svg:viewBox="0 0 20 30" svg:d="m10 0-10 30h20z"/>
    <draw:marker draw:name="Linienende_20_9" draw:display-name="Linienende 9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18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gros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4-08-03T22:30:53.73</meta:creation-date>
    <dc:language>de-DE</dc:language>
    <meta:editing-cycles>7</meta:editing-cycles>
    <meta:editing-duration>PT27M5S</meta:editing-duration>
    <dc:title>WEB-Draw-gross</dc:title>
    <meta:initial-creator>Martin Korneffel</meta:initial-creator>
    <dc:date>2014-08-03T22:57:59.21</dc:date>
    <dc:creator>Martin Korneffel</dc:creator>
    <meta:document-statistic meta:object-count="47"/>
    <meta:user-defined meta:name="Info 1"/>
    <meta:user-defined meta:name="Info 2"/>
    <meta:user-defined meta:name="Info 3"/>
    <meta:user-defined meta:name="Info 4"/>
    <meta:template xlink:type="simple" xlink:actuate="onRequest" xlink:title="WEB-Draw-gross" xlink:href="../../../../../../../../Users/Martin/AppData/Roaming/OpenOffice/4/user/template/WEB-Draw-gross.otg" meta:date="2014-08-03T22:30:52.05"/>
  </office:meta>
</office:document-meta>
</file>